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91cm"/>
    </style:style>
    <style:style style:name="co2" style:family="table-column">
      <style:table-column-properties fo:break-before="auto" style:column-width="9.772cm"/>
    </style:style>
    <style:style style:name="co3" style:family="table-column">
      <style:table-column-properties fo:break-before="auto" style:column-width="1.621cm"/>
    </style:style>
    <style:style style:name="co4" style:family="table-column">
      <style:table-column-properties fo:break-before="auto" style:column-width="6.375cm"/>
    </style:style>
    <style:style style:name="co5" style:family="table-column">
      <style:table-column-properties fo:break-before="auto" style:column-width="28.85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ffshoots BOM V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Tayda link, not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2,J14</text:p>
          </table:table-cell>
          <table:table-cell office:value-type="string" calcext:value-type="string">
            <text:p>PinHeader_1x10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10_Female</text:p>
          </table:table-cell>
          <table:table-cell office:value-type="string" calcext:value-type="string">
            <text:p><text:a xlink:href="https://www.taydaelectronics.com/40-pin-2-54-mm-single-row-female-pin-header.html" xlink:type="simple">https://www.taydaelectronics.com/40-pin-2-54-mm-single-row-female-pin-header.html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1,J13</text:p>
          </table:table-cell>
          <table:table-cell office:value-type="string" calcext:value-type="string">
            <text:p>PinHeader_1x10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10_Male</text:p>
          </table:table-cell>
          <table:table-cell office:value-type="string" calcext:value-type="string">
            <text:p><text:span text:style-name="T1"><text:a xlink:href="https://www.taydaelectronics.com/40-pin-2-54-mm-single-row-pin-header-strip.html" xlink:type="simple">https://www.taydaelectronics.com/40-pin-2-54-mm-single-row-pin-header-strip.html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same as previous, no need to order ext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IDC-Header_2x0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<text:span text:style-name="T1"><text:a xlink:href="https://www.taydaelectronics.com/10-pin-box-header-connector-2-54mm.html" xlink:type="simple">https://www.taydaelectronics.com/10-pin-box-header-connector-2-54mm.html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,D2</text:p>
          </table:table-cell>
          <table:table-cell office:value-type="string" calcext:value-type="string">
            <text:p>D_DO-41_SOD81_P7.62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<text:span text:style-name="T1"><text:a xlink:href="https://www.taydaelectronics.com/1n4001-diode-1a-50v.html" xlink:type="simple">https://www.taydaelectronics.com/1n4001-diode-1a-50v.html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1,Q2</text:p>
          </table:table-cell>
          <table:table-cell office:value-type="string" calcext:value-type="string">
            <text:p>TO-92L_Inline_W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<text:span text:style-name="T1"><text:a xlink:href="https://www.taydaelectronics.com/2n3904-npn-general-propose-transistor.html" xlink:type="simple">https://www.taydaelectronics.com/2n3904-npn-general-propose-transistor.html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,R2,R3,R4,R5,R6,R7,R9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<text:span text:style-name="T1"><text:a xlink:href="https://www.taydaelectronics.com/10-x-resistor-100k-ohm-1-4w-1-metal-film-pkg-of-10.html" xlink:type="simple">https://www.taydaelectronics.com/10-x-resistor-100k-ohm-1-4w-1-metal-film-pkg-of-10.html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2,R32,R33,R34,R35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<text:span text:style-name="T1"><text:a xlink:href="https://www.taydaelectronics.com/10-x-resistor-1k-ohm-1-4w-1-metal-film-pkg-of-10.html" xlink:type="simple">https://www.taydaelectronics.com/10-x-resistor-1k-ohm-1-4w-1-metal-film-pkg-of-10.html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1,R12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<text:span text:style-name="T1"><text:a xlink:href="https://www.taydaelectronics.com/resistor-220-ohm-1-4w-1-metal-film-pkg-of-10.html" xlink:type="simple">https://www.taydaelectronics.com/resistor-220-ohm-1-4w-1-metal-film-pkg-of-10.html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,1K</text:p>
          </table:table-cell>
          <table:table-cell office:value-type="string" calcext:value-type="string">
            <text:p><text:span text:style-name="T1"><text:a xlink:href="https://www.taydaelectronics.com/resistor-5-1k-ohm-1-4w-1-metal-film-pkg-of-10.html" xlink:type="simple">https://www.taydaelectronics.com/resistor-5-1k-ohm-1-4w-1-metal-film-pkg-of-10.html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,C6</text:p>
          </table:table-cell>
          <table:table-cell office:value-type="string" calcext:value-type="string">
            <text:p>C_Disc_D5.0mm_W2.5mm_P2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F ceramic</text:p>
          </table:table-cell>
          <table:table-cell office:value-type="string" calcext:value-type="string">
            <text:p><text:span text:style-name="T1"><text:a xlink:href="https://www.taydaelectronics.com/10-1nf-50v-ceramic-disc-capacitor.html" xlink:type="simple">https://www.taydaelectronics.com/10-1nf-50v-ceramic-disc-capacitor.html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,C4</text:p>
          </table:table-cell>
          <table:table-cell office:value-type="string" calcext:value-type="string">
            <text:p>C_Disc_D5.0mm_W2.5mm_P2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 ceramic</text:p>
          </table:table-cell>
          <table:table-cell office:value-type="string" calcext:value-type="string">
            <text:p><text:span text:style-name="T1"><text:a xlink:href="https://www.taydaelectronics.com/a-553-0-1uf-50v-ceramic-disc-capacitor-pkg-of-10.html" xlink:type="simple">https://www.taydaelectronics.com/a-553-0-1uf-50v-ceramic-disc-capacitor-pkg-of-10.html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,C2</text:p>
          </table:table-cell>
          <table:table-cell office:value-type="string" calcext:value-type="string">
            <text:p>CP_Radial_D6.3mm_P2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 electrolytic</text:p>
          </table:table-cell>
          <table:table-cell office:value-type="string" calcext:value-type="string">
            <text:p><text:span text:style-name="T1"><text:a xlink:href="https://www.taydaelectronics.com/10uf-35v-105c-radial-electrolytic-capacitor-5x11mm.html" xlink:type="simple">https://www.taydaelectronics.com/10uf-35v-105c-radial-electrolytic-capacitor-5x11mm.html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TO-92L_Inline_W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4040LP-5 (or 10V Zener, see notes)</text:p>
          </table:table-cell>
          <table:table-cell office:value-type="string" calcext:value-type="string">
            <text:p><text:a xlink:href="https://www.taydaelectronics.com/1n4740a-1n4740-zener-diode-10v-1w.html" xlink:type="simple">https://www.taydaelectronics.com/1n4740a-1n4740-zener-diode-10v-1w.html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DIP-8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002-xP</text:p>
          </table:table-cell>
          <table:table-cell office:value-type="string" calcext:value-type="string">
            <text:p>NOT AVAILABLE from tayda. I may make another version that uses non rail-to-rail op-amps, like MCP602 or LM358. If you use them in current design you don’t get the full pot ran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1,SW2</text:p>
          </table:table-cell>
          <table:table-cell office:value-type="string" calcext:value-type="string">
            <text:p>DPDT_Momentary_Push_Button_Sw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Push_DPDT_Latching</text:p>
          </table:table-cell>
          <table:table-cell office:value-type="string" calcext:value-type="string">
            <text:p><text:span text:style-name="T1"><text:a xlink:href="https://www.taydaelectronics.com/push-button-switch-latching-dpdt-0-5a-50vdc-6x6mm.html" xlink:type="simple">https://www.taydaelectronics.com/push-button-switch-latching-dpdt-0-5a-50vdc-6x6mm.html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V1,RV2</text:p>
          </table:table-cell>
          <table:table-cell office:value-type="string" calcext:value-type="string">
            <text:p>Potentiome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POT 10k</text:p>
          </table:table-cell>
          <table:table-cell office:value-type="string" calcext:value-type="string">
            <text:p><text:span text:style-name="T1"><text:a xlink:href="https://www.taydaelectronics.com/tayda-10k-ohm-linear-taper-potentiometer-spline-shaft-pcb-mount-9mm.html" xlink:type="simple">https://www.taydaelectronics.com/tayda-10k-ohm-linear-taper-potentiometer-spline-shaft-pcb-mount-9mm.html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,J2,J3,J4,J5,J6,J7,J8</text:p>
          </table:table-cell>
          <table:table-cell office:value-type="string" calcext:value-type="string">
            <text:p>Thonkicon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<text:span text:style-name="T1"><text:a xlink:href="https://www.taydaelectronics.com/pj-3001f-3-5-mm-mono-phone-jack.html" xlink:type="simple">https://www.taydaelectronics.com/pj-3001f-3-5-mm-mono-phone-jack.html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1,LED2</text:p>
          </table:table-cell>
          <table:table-cell office:value-type="string" calcext:value-type="string">
            <text:p>LED_D3.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_Bicolor_2pin</text:p>
          </table:table-cell>
          <table:table-cell office:value-type="string" calcext:value-type="string">
            <text:p><text:span text:style-name="T1"><text:a xlink:href="https://www.taydaelectronics.com/bi-color-led-3mm-red-green.html" xlink:type="simple">https://www.taydaelectronics.com/bi-color-led-3mm-red-green.html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rduino_N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_Nano</text:p>
          </table:table-cell>
          <table:table-cell office:value-type="string" calcext:value-type="string">
            <text:p><text:span text:style-name="T1"><text:a xlink:href="https://www.taydaelectronics.com/nano-3-0-controller-compatible-with-arduino-nano-ch340-usb-driver.html" xlink:type="simple">https://www.taydaelectronics.com/nano-3-0-controller-compatible-with-arduino-nano-ch340-usb-driver.html</text:a></text:span><text:span text:style-name="T1"> Out of stock currently at tayda, but available from many places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TRAS</text:p>
          </table:table-cell>
          <table:table-cell office:value-type="string" calcext:value-type="string">
            <text:p>PinHeader_1x15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ders for Arduino Nano</text:p>
          </table:table-cell>
          <table:table-cell office:value-type="string" calcext:value-type="string">
            <text:p><text:span text:style-name="T1"><text:a xlink:href="https://www.taydaelectronics.com/15-pin-2-54-mm-single-row-female-pin-header.html" xlink:type="simple">https://www.taydaelectronics.com/15-pin-2-54-mm-single-row-female-pin-header.html</text:a></text:span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ush Button Switch Caps White Color 6x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ton Caps</text:p>
          </table:table-cell>
          <table:table-cell office:value-type="string" calcext:value-type="string">
            <text:p><text:a xlink:href="https://www.taydaelectronics.com/push-button-switch-caps-white-color-6-x-5-mm.html" xlink:type="simple">https://www.taydaelectronics.com/push-button-switch-caps-white-color-6-x-5-mm.html</text:a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nob DAVIES 1900H CLONE Wh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obs for pots</text:p>
          </table:table-cell>
          <table:table-cell office:value-type="string" calcext:value-type="string">
            <text:p><text:a xlink:href="https://www.taydaelectronics.com/knob-davies-1900h-clone-white.html" xlink:type="simple">https://www.taydaelectronics.com/knob-davies-1900h-clone-white.html</text:a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ini Jumper 2.54mm Gold Plated Closed C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 for auto-gate config</text:p>
          </table:table-cell>
          <table:table-cell office:value-type="string" calcext:value-type="string">
            <text:p><text:a xlink:href="https://www.taydaelectronics.com/mini-jumper-2-54mm-gold-plated-closed-cover.html" xlink:type="simple">https://www.taydaelectronics.com/mini-jumper-2-54mm-gold-plated-closed-cover.html</text:a> OR <text:a xlink:href="https://www.taydaelectronics.com/mini-jumper-2-00mm-gold-plated-closed-cover.html" xlink:type="simple">https://www.taydaelectronics.com/mini-jumper-2-00mm-gold-plated-closed-cover.html</text:a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8 pin DIP IC Socket Adaptor Solder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 for MCP6002</text:p>
          </table:table-cell>
          <table:table-cell office:value-type="string" calcext:value-type="string">
            <text:p><text:span text:style-name="T1"><text:a xlink:href="https://www.taydaelectronics.com/8-pin-dip-ic-socket-adaptor-solder-type.html" xlink:type="simple">https://www.taydaelectronics.com/8-pin-dip-ic-socket-adaptor-solder-type.html</text:a>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Total cost of Tayda cart with the Arduino is about $10, without it’s about $6,3. CHEAP!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he amount needed for tayda ordering may differ, ex: you only need to order one 40 pin header strip and cut to right siz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ou may have to experiment with lower values for R10, until you get -5V at the anode (pin 3) of the LM404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ou can replace the expensive and hard to source LM4040LP-5 with a 10V Zener, you just have to replace R3 and R6 with 200k resistors. The Zener and resistors and 14 cents to the car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ED orientation isn’t vital so long as it’s consistent. Use LED orientation indicated on PCB (shorter lead to square pad) to have original Branches color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Switch orientation isn’t vital so long as it’s consistent</text:span>. Just changes which mode corresponds to pushed/unpushed posi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ou could just use 1K resistors for R11 and R12, it would save ordering extra. It just makes LEDs slightly dulle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ou can get two 6mm M3 screws and a 11mm M3 standoff to hold the control and brain boars together, but I don’t find them necessar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uto-gate generation isn’t implemented yet, might never be</text:p>
          </table:table-cell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20:29:37.3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09-06T20:29:44.143000000</dc:date>
    <meta:editing-duration>PT1H3M11S</meta:editing-duration>
    <meta:editing-cycles>68</meta:editing-cycles>
    <meta:document-statistic meta:table-count="1" meta:cell-count="136" meta:object-count="0"/>
  </office:meta>
</office:document-meta>
</file>